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0473"/>
    </style:style>
    <style:style style:name="P2" style:family="paragraph" style:parent-style-name="Standard">
      <style:text-properties officeooo:rsid="00120473" officeooo:paragraph-rsid="00120473"/>
    </style:style>
    <style:style style:name="P3" style:family="paragraph" style:parent-style-name="Standard" style:list-style-name="L1">
      <style:text-properties fo:color="#069a2e" loext:opacity="100%" officeooo:paragraph-rsid="00120473"/>
    </style:style>
    <style:style style:name="P4" style:family="paragraph" style:parent-style-name="Standard" style:list-style-name="L1">
      <style:text-properties fo:color="#069a2e" loext:opacity="100%" officeooo:rsid="001861c7" officeooo:paragraph-rsid="001861c7"/>
    </style:style>
    <style:style style:name="P5" style:family="paragraph" style:parent-style-name="Standard" style:list-style-name="L1">
      <style:text-properties fo:color="#000000" loext:opacity="100%" officeooo:rsid="001861c7" officeooo:paragraph-rsid="001861c7"/>
    </style:style>
    <style:style style:name="T1" style:family="text">
      <style:text-properties officeooo:rsid="00120473"/>
    </style:style>
    <style:style style:name="T2" style:family="text">
      <style:text-properties officeooo:rsid="001380ca"/>
    </style:style>
    <style:style style:name="T3" style:family="text">
      <style:text-properties officeooo:rsid="00153011"/>
    </style:style>
    <style:style style:name="T4" style:family="text">
      <style:text-properties officeooo:rsid="0016ddd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TML, CSS, and JavaScript for Web Developers Full Tutorial <text:span text:style-name="T4">(Total Video Time: 10 hours 51 mins)</text:span></text:h>
      <text:p text:style-name="Standard">(<text:span text:style-name="T1">Link to Tutorial: </text:span><text:a xlink:type="simple" xlink:href="https://youtu.be/k103bbhTdXY" text:style-name="Internet_20_link" text:visited-style-name="Visited_20_Internet_20_Link">https://youtu.be/k103bbhTdXY</text:a>)</text:p>
      <text:p text:style-name="P1"/>
      <text:list xml:id="list3457549368" text:style-name="L1">
        <text:list-item>
          <text:p text:style-name="P3"><text:span text:style-name="T1">Development Environment Setup </text:span><text:span text:style-name="T2">Windows and Mac OS </text:span><text:span text:style-name="T1">– Done </text:span><text:span text:style-name="T3">(Time: 60 minutes)</text:span></text:p>
        </text:list-item>
        <text:list-item>
          <text:p text:style-name="P4">Github and Git – Done (Time: 15 mins)</text:p>
        </text:list-item>
        <text:list-item>
          <text:p text:style-name="P5"/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0T14:31:28.676000000</dc:date>
    <meta:editing-duration>PT1H3M4S</meta:editing-duration>
    <meta:editing-cycles>4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5" meta:word-count="41" meta:character-count="260" meta:non-whitespace-character-count="224"/>
  </office:meta>
</office:document-meta>
</file>